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2"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3"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font-name="Arial" fo:font-weight="bold" style:font-weight-asian="bold" style:font-weight-complex="bold"/>
    </style:style>
    <style:style style:name="P5"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6"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7"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8"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9"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10"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11"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LONG</text:p>
      <text:p text:style-name="P4">COMPTE RENDU DE LA RÉUNION 3</text:p>
      <text:p text:style-name="P2">(12/02/2008)</text:p>
      <text:p text:style-name="P1"/>
      <text:list text:style-name="L1">
        <text:list-item>
          <text:p text:style-name="P6">Plan de test</text:p>
        </text:list-item>
      </text:list>
      <text:p text:style-name="P1"/>
      <text:p text:style-name="P3"><text:tab/>Afin de vérifier que les exigences listées dans les spécification sont bien implémentées dans le produit, des tests de validation sont joués. L'ensemble de tous les tests doit couvrir toutes les exigences et s'inscrivent dans le cadre cohérent d'une politique de tests.</text:p>
      <text:p text:style-name="P3"><text:tab/>Les valeurs de tests doivent appartenir à des classes d'équivalence indépendantes représentatives du plus grand éventail possible de cas concrets. La campagne de tests doit se dérouler de manière itérative. En effet, si tous les tests sont déroulés, alors tous les dysfonctionnement apparaissent et peuvent ensuite être traités. Ce n'est <text:s/>que lors d'une seconde itération que les tests sont rejoués après correction de l'application.</text:p>
      <text:p text:style-name="P3"><text:tab/>Un rapport sera rédigé afin de tirer les conséquences de la campagne de test, notamment en ce qui concerne la couverture, grâce à une matrice de couverture. Pour conserver une trace du déroulement des tests, les responsables et la date de chaque test seront mentionnés accompagnés de commentaires décrivant les éventuels problèmes rencontrés.</text:p>
      <text:p text:style-name="P1"/>
      <text:list text:style-name="L1" text:continue-numbering="true">
        <text:list-item>
          <text:p text:style-name="P6">Architecture</text:p>
        </text:list-item>
      </text:list>
      <text:p text:style-name="P1"/>
      <text:p text:style-name="P3"><text:tab/>Le document décrivant l'architecture doit comporter une description détaillée de l'environnement matériel et logiciel hébergeant différents serveurs intégrant l'outil de virtualisation Xen. Chaque élément architectural doit être accompagné d'un résumé de ses fonctionnalités.</text:p>
      <text:p text:style-name="P3"><text:tab/>De plus, tout choix concernant la version d'un composant logiciel doit être explicité de manière à pouvoir assurer la maintenance. En effet, une incompatibilité, logicielle ou matérielle, peut être à l'origine du choix d'une version plutôt qu'une autre. Pendant la durée d'utilisation, il est envisageable de changer un composant, mais encore faut-il en choisir une version compatible avec le reste de l'architecture. Un commentaire précis sur les raisons du choix d'un élément architectural permettra d'orienter ce choix.</text:p>
      <text:p text:style-name="P3"><text:tab/>Le système à concevoir contient des composants hétérogènes qu'il faut inscrire dans une architecture cohérente. Pour ce faire, les interfaces entre modules, qui sont ici des composants logicielle ou matérielles, doivent être décrites par des considérations de haut niveau illustrées par des schémas. <text:s/>De plus, des tests d'intégration doivent être mis en place pour valider l'interface entre modules.</text:p>
      <text:p text:style-name="P1"/>
      <text:list text:style-name="L1" text:continue-numbering="true">
        <text:list-item>
          <text:p text:style-name="P6">Rapport et soutenance</text:p>
        </text:list-item>
      </text:list>
      <text:p text:style-name="P1"/>
      <text:p text:style-name="P3"><text:tab/>Le rapport et la soutenance feront état de la méthodologie de recherche de solutions techniques adéquates, des choix matériels et logiciels qui en découlent qui devront constituer environ les deux tiers de la présentation, le tiers restant étant consacré à la description de l'organisation du travail au sein de l'équipe.</text:p>
      <text:p text:style-name="P3"><text:tab/>Les différents documents produits, e.g. les spécifications, l'architecture ou encore le plan de <text:s/>tests, seront joint en annexe au projet. Dans le corps du projet seront expliqués les politiques générales adoptées pour le différentes phases de développement du projet tout en assurant une présentation pédagogique des fonctionnalités du projet.</text:p>
      <text:p text:style-name="P1"/>
      <text:list text:style-name="L1" text:continue-numbering="true">
        <text:list-item>
          <text:p text:style-name="P6">Objectifs pour la prochaine séance</text:p>
        </text:list-item>
      </text:list>
      <text:p text:style-name="P1"/>
      <text:list text:style-name="L1" text:continue-numbering="true">
        <text:list-item>
          <text:list text:continue-numbering="true">
            <text:list-item>
              <text:p text:style-name="P6">Architecture</text:p>
            </text:list-item>
          </text:list>
        </text:list-item>
      </text:list>
      <text:p text:style-name="P1"/>
      <text:list text:style-name="L1" text:continue-numbering="true">
        <text:list-item>
          <text:list text:continue-numbering="true">
            <text:list-item>
              <text:p text:style-name="P6"><text:soft-page-break/>Compte rendu des tests de validation</text:p>
            </text:list-item>
          </text:list>
        </text:list-item>
      </text:list>
      <text:p text:style-name="P1"/>
      <text:list text:style-name="L1" text:continue-numbering="true">
        <text:list-item>
          <text:list text:continue-numbering="true">
            <text:list-item>
              <text:p text:style-name="P6">Rapport technique (en anglai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12T10:01:25</meta:creation-date>
    <dc:creator>adminxen</dc:creator>
    <dc:date>2008-03-10T08:07:50</dc:date>
    <meta:editing-cycles>10</meta:editing-cycles>
    <meta:editing-duration>PT4H51M30S</meta:editing-duration>
    <meta:user-defined meta:name="Info 1"/>
    <meta:user-defined meta:name="Info 2"/>
    <meta:user-defined meta:name="Info 3"/>
    <meta:user-defined meta:name="Info 4"/>
    <meta:document-statistic meta:table-count="0" meta:image-count="0" meta:object-count="0" meta:page-count="2" meta:paragraph-count="18" meta:word-count="461" meta:character-count="3120"/>
  </office:meta>
</office:document-meta>
</file>